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style="italic" fo:font-weight="bold" loext:padding="0cm" loext:border="none"/>
    </style:style>
    <style:style style:name="P2" style:family="paragraph" style:parent-style-name="Heading_20_5">
      <loext:graphic-properties draw:fill="none"/>
      <style:paragraph-properties fo:margin-left="0.7cm" fo:margin-right="0cm" fo:margin-top="0.212cm" fo:margin-bottom="0.106cm" style:contextual-spacing="false" fo:text-indent="0cm" style:auto-text-indent="false" fo:background-color="transparent" fo:keep-with-next="always"/>
      <style:text-properties officeooo:paragraph-rsid="00052365"/>
    </style:style>
    <style:style style:name="P3" style:family="paragraph" style:parent-style-name="Heading_20_5" style:master-page-name="">
      <loext:graphic-properties draw:fill="none"/>
      <style:paragraph-properties fo:margin-left="0.101cm" fo:margin-right="0cm" fo:margin-top="0.212cm" fo:margin-bottom="0.106cm" style:contextual-spacing="false" fo:text-indent="0cm" style:auto-text-indent="false" style:page-number="auto" fo:background-color="transparent" fo:keep-with-next="always">
        <style:tab-stops>
          <style:tab-stop style:position="0cm"/>
        </style:tab-stops>
      </style:paragraph-properties>
      <style:text-properties officeooo:paragraph-rsid="00052365"/>
    </style:style>
    <style:style style:name="P4" style:family="paragraph" style:parent-style-name="Text_20_body" style:list-style-name="">
      <loext:graphic-properties draw:fill="none"/>
      <style:paragraph-properties fo:margin-left="0.7cm" fo:margin-right="0cm" fo:margin-top="0.212cm" fo:margin-bottom="0.106cm" style:contextual-spacing="false" fo:text-indent="0cm" style:auto-text-indent="false" fo:background-color="transparent"/>
    </style:style>
    <style:style style:name="P5" style:family="paragraph" style:parent-style-name="Text_20_body" style:list-style-name="">
      <loext:graphic-properties draw:fill="none"/>
      <style:paragraph-properties fo:margin-left="0.7cm" fo:margin-right="0cm" fo:margin-top="0.212cm" fo:margin-bottom="0.106cm" style:contextual-spacing="false" fo:text-indent="0cm" style:auto-text-indent="false" fo:background-color="transparent"/>
      <style:text-properties fo:color="#000000" loext:opacity="100%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color="#000000" loext:opacity="100%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style:font-name="Arial Black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font-name="Arial Black" fo:font-size="14pt" fo:letter-spacing="normal" fo:font-style="normal" fo:font-weight="normal" officeooo:rsid="00052365" style:font-size-asian="14pt" style:font-size-complex="14pt" loext:padding="0cm" loext:border="none"/>
    </style:style>
    <style:style style:name="T3" style:family="text">
      <style:text-properties fo:font-variant="normal" fo:text-transform="none" fo:color="#000000" loext:opacity="100%" style:font-name="Arial Black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rial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000000" loext:opacity="100%" style:font-name="inherit" fo:letter-spacing="normal" fo:font-style="italic" fo:font-weight="bold" loext:padding="0cm" loext:border="none"/>
    </style:style>
    <style:style style:name="T7" style:family="text">
      <style:text-properties fo:font-variant="normal" fo:text-transform="none" fo:color="#000000" loext:opacity="100%" style:font-name="inherit" fo:letter-spacing="normal" fo:font-style="italic" fo:font-weight="bold" officeooo:rsid="00052365" loext:padding="0cm" loext:border="none"/>
    </style:style>
    <style:style style:name="T8" style:family="text">
      <style:text-properties fo:font-variant="normal" fo:text-transform="none" fo:color="#000000" loext:opacity="100%" style:font-name="inherit" fo:font-size="10.5pt" fo:letter-spacing="normal" fo:font-style="italic" fo:font-weight="bold" officeooo:rsid="00052365" style:font-size-asian="10.5pt" style:font-size-complex="10.5pt" loext:padding="0cm" loext:border="none"/>
    </style:style>
    <style:style style:name="T9" style:family="text">
      <style:text-properties fo:font-variant="normal" fo:text-transform="none" fo:color="#000000" loext:opacity="100%" style:font-name="inherit" fo:font-size="10.5pt" fo:letter-spacing="normal" fo:font-style="italic" fo:font-weight="bold" style:font-size-asian="10.5pt" style:font-size-complex="10.5pt" loext:padding="0cm" loext:border="none"/>
    </style:style>
    <style:style style:name="T10" style:family="text">
      <style:text-properties fo:font-variant="normal" fo:text-transform="none" style:font-name="Arial Black" fo:font-size="14pt" fo:font-style="normal" style:font-size-asian="14pt" style:font-size-complex="14pt"/>
    </style:style>
    <style:style style:name="T11" style:family="text">
      <style:text-properties fo:font-variant="normal" fo:text-transform="none" style:font-name="Arial" fo:font-size="10.5pt" fo:letter-spacing="normal" fo:font-style="normal" fo:font-weight="normal" style:font-size-asian="10.5pt" style:font-size-complex="10.5pt"/>
    </style:style>
    <style:style style:name="T12" style:family="text">
      <style:text-properties fo:color="#000000" loext:opacity="100%" loext:padding="0cm" loext:border="none"/>
    </style:style>
    <style:style style:name="T13" style:family="text">
      <style:text-properties fo:color="#0088cc" loext:opacity="100%" style:text-underline-style="solid" style:text-underline-width="auto" style:text-underline-color="font-color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<text:span text:style-name="T1">Naive Bayes Classifier</text:span></text:h>
      <text:h text:style-name="P2" text:outline-level="5"><text:span text:style-name="T2"/></text:h>
      <text:h text:style-name="P3" text:outline-level="5"><text:span text:style-name="T8">1</text:span><text:span text:style-name="T9">. </text:span><text:span text:style-name="T8">What Arte the Basic Assumption?</text:span></text:h>
      <text:h text:style-name="P5" text:outline-level="5"><text:span text:style-name="T11">Features Are Independent</text:span></text:h>
      <text:h text:style-name="P1" text:outline-level="5">2. Advantages</text:h>
      <text:list xml:id="list502405357" text:style-name="L1">
        <text:list-item>
          <text:p text:style-name="P7">Work Very well with many number of features</text:p>
        </text:list-item>
        <text:list-item>
          <text:p text:style-name="P7">Works Well with Large training Dataset</text:p>
        </text:list-item>
        <text:list-item>
          <text:p text:style-name="P7">It converges faster when we are training the model</text:p>
        </text:list-item>
        <text:list-item>
          <text:p text:style-name="P7">It also performs well with categorical features</text:p>
        </text:list-item>
      </text:list>
      <text:h text:style-name="P1" text:outline-level="5" text:is-list-header="true">3. Disadvantages</text:h>
      <text:list xml:id="list1064887763" text:style-name="L2">
        <text:list-item>
          <text:p text:style-name="P8">Correlated features affects performance</text:p>
        </text:list-item>
      </text:list>
      <text:h text:style-name="P1" text:outline-level="5" text:is-list-header="true">4. Whether Feature Scaling is required?</text:h>
      <text:p text:style-name="P6"><text:tab/>No</text:p>
      <text:h text:style-name="P1" text:outline-level="5">5. Impact of Missing Values?</text:h>
      <text:p text:style-name="P10"><text:span text:style-name="T12"><text:tab/>Naive Bayes can handle missing data. Attributes are handled separately by the algorithm at both model construction time and prediction time. As such, if a data instance has a missing value for an attribute, it can be ignored while preparing the model, and ignored when a probability is calculated for a class value.</text:span></text:p>
      <text:h text:style-name="P1" text:outline-level="5">6. Impact of outliers?</text:h>
      <text:p text:style-name="P6"><text:tab/>It is usually robust to outliers</text:p>
      <text:h text:style-name="P1" text:outline-level="5">Different Problem statement you can solve using Naive Baye's</text:h>
      <text:list xml:id="list320833481" text:style-name="L3">
        <text:list-item>
          <text:p text:style-name="P9">Sentiment Analysis</text:p>
        </text:list-item>
        <text:list-item>
          <text:p text:style-name="P9">Spam classification</text:p>
        </text:list-item>
        <text:list-item>
          <text:p text:style-name="P9">twitter sentiment analysis</text:p>
        </text:list-item>
        <text:list-item>
          <text:p text:style-name="P9">document categorization</text:p>
        </text:list-item>
      </text:list>
      <text:h text:style-name="P4" text:outline-level="5"><text:span text:style-name="T5"/></text:h>
      <text:p text:style-name="Text_20_body"><text:span text:style-name="T1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445cm" fo:margin-left="4.44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0:45:08.092690724</meta:creation-date>
    <dc:date>2021-05-02T10:49:01.355823264</dc:date>
    <meta:editing-duration>PT3M54S</meta:editing-duration>
    <meta:editing-cycles>1</meta:editing-cycles>
    <meta:document-statistic meta:table-count="0" meta:image-count="0" meta:object-count="0" meta:page-count="1" meta:paragraph-count="21" meta:word-count="152" meta:character-count="931" meta:non-whitespace-character-count="806"/>
    <meta:generator>LibreOffice/7.0.5.2$Linux_X86_64 LibreOffice_project/00$Build-2</meta:generator>
  </office:meta>
</office:document-meta>
</file>